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ithub is perfect</text:p>
      <text:p text:style-name="Normal"/>
      <text:p text:style-name="Normal">Autre chos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rine WAYOU FOSSOUO</meta:initial-creator>
    <dc:creator>Sandrine WAYOU FOSSOUO</dc:creator>
    <meta:creation-date>2022-10-27T11:39:00Z</meta:creation-date>
    <dc:date>2022-10-27T11:47:00Z</dc:date>
    <meta:template xlink:href="Normal" xlink:type="simple"/>
    <meta:editing-cycles>2</meta:editing-cycles>
    <meta:editing-duration>PT480S</meta:editing-duration>
    <meta:document-statistic meta:page-count="1" meta:paragraph-count="1" meta:word-count="4" meta:character-count="31" meta:row-count="1" meta:non-whitespace-character-count="28"/>
  </office:meta>
</office:document-meta>
</file>